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5F00000160ECC50773.png" manifest:media-type="image/png"/>
  <manifest:file-entry manifest:full-path="Pictures/100000000000014F00000185E63114D9.png" manifest:media-type="image/png"/>
  <manifest:file-entry manifest:full-path="Pictures/10000201000001DD000000BFAF80C94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Times New Roman2" svg:font-family="'Times New Roman', 'Times New Roman'" style:font-family-generic="roman"/>
    <style:font-face style:name="Arial1" svg:font-family="Arial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, 'Times New Roman'" style:font-family-generic="roman" style:font-pitch="variable"/>
    <style:font-face style:name="Mangal1" svg:font-family="Mangal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3" svg:font-family="'Times New Roman', 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000099" draw:textarea-horizontal-align="justify" draw:textarea-vertical-align="middle" draw:auto-grow-height="false"/>
    </style:style>
    <style:style style:name="gr5" style:family="graphic" style:parent-style-name="standard">
      <style:graphic-properties draw:fill-color="#0000ff" draw:textarea-horizontal-align="justify" draw:textarea-vertical-align="middle" draw:auto-grow-height="false"/>
    </style:style>
    <style:style style:name="gr6" style:family="graphic" style:parent-style-name="standard">
      <style:graphic-properties draw:fill-color="#3333ff" draw:textarea-horizontal-align="justify" draw:textarea-vertical-align="top" draw:auto-grow-height="false"/>
    </style:style>
    <style:style style:name="gr7" style:family="graphic" style:parent-style-name="standard">
      <style:graphic-properties draw:fill-color="#0066cc" draw:textarea-horizontal-align="justify" draw:textarea-vertical-align="top" draw:auto-grow-height="false"/>
    </style:style>
    <style:style style:name="gr8" style:family="graphic" style:parent-style-name="standard">
      <style:graphic-properties draw:fill-color="#009999" draw:textarea-horizontal-align="justify" draw:textarea-vertical-align="top" draw:auto-grow-height="false"/>
    </style:style>
    <style:style style:name="pr1" style:family="presentation" style:parent-style-name="Titelfolie-subtitle">
      <style:graphic-properties draw:stroke="none" svg:stroke-width="0.026cm" draw:stroke-linejoin="miter" draw:fill="none" draw:fill-color="#ffffff" draw:textarea-vertical-align="top" draw:auto-grow-height="false" fo:min-height="11.049cm" fo:padding-top="0cm" fo:padding-bottom="0cm" fo:padding-left="0cm" fo:padding-right="0cm" fo:wrap-option="wrap"/>
    </style:style>
    <style:style style:name="pr2" style:family="presentation" style:parent-style-name="Titelfolie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pr3" style:family="presentation" style:parent-style-name="Titelfolie-notes">
      <style:graphic-properties draw:fill-color="#ffffff" fo:min-height="13.365cm"/>
    </style:style>
    <style:style style:name="pr4" style:family="presentation" style:parent-style-name="Titelfolie-title">
      <style:graphic-properties fo:min-height="2.327cm"/>
    </style:style>
    <style:style style:name="pr5" style:family="presentation" style:parent-style-name="Titelfolie-notes">
      <style:graphic-properties draw:fill-color="#ffffff" fo:min-height="13.364cm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text-align="star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text-properties fo:font-size="20pt" style:text-underline-style="solid" style:text-underline-width="auto" style:text-underline-color="font-color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paragraph-properties fo:text-align="start"/>
      <style:text-properties fo:font-weight="bold" style:font-weight-asian="bold" style:font-weight-complex="bold"/>
    </style:style>
    <style:style style:name="P8" style:family="paragraph">
      <style:paragraph-properties fo:text-align="start"/>
      <style:text-properties fo:color="#ffffff" fo:font-weight="bold" style:font-weight-asian="bold" style:font-weight-complex="bold"/>
    </style:style>
    <style:style style:name="P9" style:family="paragraph">
      <style:paragraph-properties fo:text-align="center"/>
      <style:text-properties fo:color="#ffffff" fo:font-weight="bold" style:font-weight-asian="bold" style:font-weight-complex="bold"/>
    </style:style>
    <style:style style:name="P10" style:family="paragraph">
      <style:text-properties style:text-underline-style="solid" style:text-underline-width="auto" style:text-underline-color="font-color"/>
    </style:style>
    <style:style style:name="T1" style:family="text">
      <style:text-properties fo:font-size="1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frame draw:name="Untertitel 1" presentation:style-name="pr1" draw:text-style-name="P1" draw:layer="layout" svg:width="18.449cm" svg:height="10.423cm" svg:x="3.4cm" svg:y="5.977cm" presentation:class="subtitle" presentation:user-transformed="true">
          <draw:text-box>
            <text:p/>
            <text:p>Rybien Sinjari</text:p>
            <text:p>Dominic Gibietz</text:p>
            <text:p>Christopher Diekkamp</text:p>
          </draw:text-box>
        </draw:frame>
        <draw:frame draw:name="Titel 2" presentation:style-name="pr2" draw:text-style-name="P1" draw:layer="layout" svg:width="18.449cm" svg:height="2.327cm" svg:x="0.997cm" svg:y="1.358cm" presentation:class="title" presentation:user-transformed="true">
          <draw:text-box>
            <text:p text:style-name="P2"><text:span text:style-name="T1">Übung 1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folie" presentation:presentation-page-layout-name="AL2T1">
        <draw:frame presentation:style-name="pr4" draw:layer="layout" svg:width="18.449cm" svg:height="2.833cm" svg:x="0.997cm" svg:y="1.4cm" presentation:class="title" presentation:user-transformed="true">
          <draw:text-box>
            <text:p>Übung 10<text:line-break/>Aufgabe 5:<text:line-break/>Graphvisualisierungen</text:p>
          </draw:text-box>
        </draw:frame>
        <draw:frame draw:style-name="gr2" draw:text-style-name="P3" draw:layer="layout" svg:width="11.596cm" svg:height="1.043cm" svg:x="6.2cm" svg:y="5.2cm">
          <draw:text-box>
            <text:list text:style-name="L2">
              <text:list-item>
                <text:p text:style-name="P3"><text:span text:style-name="T2">Knoten: A, B, C, D, E, F, G, H, I, J</text:span></text:p>
              </text:list-item>
            </text:list>
          </draw:text-box>
        </draw:frame>
        <draw:frame draw:style-name="gr2" draw:text-style-name="P4" draw:layer="layout" svg:width="8.028cm" svg:height="1.043cm" svg:x="1.4cm" svg:y="6.237cm">
          <draw:text-box>
            <text:list text:style-name="L2">
              <text:list-item>
                <text:p text:style-name="P3"><text:span text:style-name="T3">Node-Link-Diagramm:</text:span></text:p>
              </text:list-item>
            </text:list>
          </draw:text-box>
        </draw:frame>
        <draw:frame draw:style-name="gr3" draw:text-style-name="P5" draw:layer="layout" svg:width="6.913cm" svg:height="8.027cm" svg:x="1.8cm" svg:y="8cm">
          <draw:image xlink:href="Pictures/100000000000014F00000185E63114D9.png" xlink:type="simple" xlink:show="embed" xlink:actuate="onLoad">
            <text:p/>
          </draw:image>
        </draw:frame>
        <draw:frame draw:style-name="gr2" draw:text-style-name="P4" draw:layer="layout" svg:width="6.131cm" svg:height="1.043cm" svg:x="14.794cm" svg:y="6.238cm">
          <draw:text-box>
            <text:list text:style-name="L2">
              <text:list-item>
                <text:p text:style-name="P3"><text:span text:style-name="T3">Adjazenzmatrix:</text:span></text:p>
              </text:list-item>
            </text:list>
          </draw:text-box>
        </draw:frame>
        <draw:frame draw:style-name="gr3" draw:text-style-name="P5" draw:layer="layout" svg:width="9.305cm" svg:height="9.295cm" svg:x="13.295cm" svg:y="7.505cm">
          <draw:image xlink:href="Pictures/100000000000015F00000160ECC5077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folie" presentation:presentation-page-layout-name="AL2T1">
        <draw:frame presentation:style-name="pr4" draw:layer="layout" svg:width="18.449cm" svg:height="2.833cm" svg:x="1.011cm" svg:y="1.401cm" presentation:class="title" presentation:user-transformed="true">
          <draw:text-box>
            <text:p>Übung 10<text:line-break/>Aufgabe 5:<text:line-break/>Graphvisualisierungen</text:p>
          </draw:text-box>
        </draw:frame>
        <draw:custom-shape draw:style-name="gr4" draw:text-style-name="P7" draw:layer="layout" svg:width="18.2cm" svg:height="8.6cm" svg:x="3.2cm" svg:y="7.563cm">
          <text:p text:style-name="P6"><text:span text:style-name="T4">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7" draw:layer="layout" svg:width="7cm" svg:height="7.411cm" svg:x="4.4cm" svg:y="8.058cm">
          <text:p text:style-name="P6"><text:span text:style-name="T4">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7" draw:layer="layout" svg:width="7cm" svg:height="7.411cm" svg:x="13.2cm" svg:y="8.06cm">
          <text:p text:style-name="P6"><text:span text:style-name="T4">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9" draw:layer="layout" svg:width="2.6cm" svg:height="5.8cm" svg:x="5cm" svg:y="8.763cm">
          <text:p text:style-name="P8"><text:span text:style-name="T5">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9" draw:layer="layout" svg:width="2.6cm" svg:height="5.8cm" svg:x="8.2cm" svg:y="8.765cm">
          <text:p text:style-name="P8"><text:span text:style-name="T5">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9" draw:layer="layout" svg:width="2.6cm" svg:height="5.8cm" svg:x="13.8cm" svg:y="8.765cm">
          <text:p text:style-name="P8"><text:span text:style-name="T5">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9" draw:layer="layout" svg:width="2.6cm" svg:height="5.8cm" svg:x="17cm" svg:y="8.767cm">
          <text:p text:style-name="P8"><text:span text:style-name="T5">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8" draw:layer="layout" svg:width="1.4cm" svg:height="4.2cm" svg:x="14.4cm" svg:y="9.563cm">
          <text:p text:style-name="P8"><text:span text:style-name="T5">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9" draw:layer="layout" svg:width="1cm" svg:height="1.2cm" svg:x="14.6cm" svg:y="10.563cm">
          <text:p text:style-name="P8"><text:span text:style-name="T5">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9" draw:layer="layout" svg:width="1cm" svg:height="1.2cm" svg:x="14.6cm" svg:y="12.163cm">
          <text:p text:style-name="P8"><text:span text:style-name="T5">J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10" draw:layer="layout" svg:width="4.103cm" svg:height="1.043cm" svg:x="3.097cm" svg:y="6.4cm">
          <draw:text-box>
            <text:list text:style-name="L2">
              <text:list-item>
                <text:p><text:span text:style-name="T3">Treemap: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Times New Roman2" svg:font-family="'Times New Roman', 'Times New Roman'" style:font-family-generic="roman"/>
    <style:font-face style:name="Arial1" svg:font-family="Arial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, 'Times New Roman'" style:font-family-generic="roman" style:font-pitch="variable"/>
    <style:font-face style:name="Mangal1" svg:font-family="Mangal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3" svg:font-family="'Times New Roman', 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graphic">
      <style:paragraph-properties fo:text-align="start" style:text-autospace="none"/>
      <style:text-properties fo:color="#000000" style:font-name="Times New Roman2" fo:font-family="'Times New Roman', 'Times New Roman'" style:font-family-generic="roman" fo:font-size="12pt" style:font-name-asian="Times New Roman2" style:font-family-asian="'Times New Roman', 'Times New Roman'" style:font-family-generic-asian="roman" style:font-size-asian="12pt" style:font-name-complex="Times New Roman2" style:font-family-complex="'Times New Roman', 'Times New Roman'" style:font-family-generic-complex="roman" style:font-size-complex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30%" fo:text-align="start" style:punctuation-wrap="hanging"/>
      <style:text-properties fo:color="#000000" style:text-outline="false" style:text-line-through-style="none" style:text-line-through-type="none" style:font-name="Arial2" fo:font-family="Arial" fo:font-size="20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language-asian="de" style:country-asian="DE" style:font-style-asian="normal" style:font-weight-asian="normal" style:font-name-complex="Tahoma1" style:font-family-complex="Tahoma" style:font-family-generic-complex="swiss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cm" fo:margin-bottom="0.4cm" fo:line-height="130%" fo:text-align="start" style:punctuation-wrap="hanging"/>
      <style:text-properties fo:color="#000000" style:text-line-through-style="none" style:text-line-through-type="none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name-complex="Tahoma1" style:font-family-complex="Tahoma" style:font-family-generic-complex="swiss" style:font-pitch-complex="variable" style:font-size-complex="18pt" style:font-style-complex="normal" style:font-weight-complex="normal"/>
    </style:style>
    <style:style style:name="Titelfolie-outline3" style:family="presentation" style:parent-style-name="Titelfolie-outline2">
      <style:paragraph-properties fo:margin-top="0cm" fo:margin-bottom="0.3cm" fo:line-height="130%" fo:text-align="start" style:punctuation-wrap="hanging"/>
      <style:text-properties fo:color="#000000" style:text-line-through-style="none" style:text-line-through-type="none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/>
    </style:style>
    <style:style style:name="Titelfolie-outline4" style:family="presentation" style:parent-style-name="Titelfolie-outline3">
      <style:paragraph-properties fo:margin-top="0cm" fo:margin-bottom="0.2cm" fo:line-height="130%" fo:text-align="start" style:punctuation-wrap="hanging"/>
      <style:text-properties fo:color="#000000" style:text-line-through-style="none" style:text-line-through-type="none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Tahoma1" style:font-family-complex="Tahoma" style:font-family-generic-complex="swiss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09cm" draw:stroke-linejoin="miter" draw:fill="solid" draw:fill-color="#9c1c26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3cm, 0cm, 0cm)" draw:image-opacity="100%" style:mirror="none"/>
    </style:style>
    <style:style style:name="Mgr6" style:family="graphic" style:parent-style-name="standard">
      <style:graphic-properties draw:stroke="solid" svg:stroke-width="0.02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26cm" draw:stroke-linejoin="miter" draw:fill="solid" draw:fill-color="#000000" draw:textarea-vertical-align="middle" draw:auto-grow-height="false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26cm" svg:stroke-color="#000000" draw:stroke-linejoin="miter" draw:fill="solid" draw:fill-color="#bbe0e3" draw:textarea-vertical-align="middle" draw:auto-grow-height="false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.026cm" draw:stroke-linejoin="miter" draw:fill="solid" draw:fill-color="#9c1c26" draw:textarea-vertical-align="middle" draw:auto-grow-height="false" fo:padding-top="0.125cm" fo:padding-bottom="0.125cm" fo:padding-left="0.25cm" fo:padding-right="0.25cm" fo:wrap-option="no-wrap"/>
    </style:style>
    <style:style style:name="Mpr1" style:family="presentation" style:parent-style-name="Titelfolie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MP6" style:family="paragraph">
      <style:paragraph-properties fo:margin-top="0cm" fo:margin-bottom="0cm" fo:line-height="100%" fo:text-align="center"/>
    </style:style>
    <style:style style:name="MP7" style:family="paragraph">
      <style:paragraph-properties fo:margin-top="0cm" fo:margin-bottom="0cm" fo:line-height="100%" fo:text-align="start" style:punctuation-wrap="hanging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Arial2" fo:font-size="10pt" fo:letter-spacing="normal" fo:font-style="normal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MT3" style:family="text">
      <style:text-properties fo:color="#000000" style:text-line-through-style="none" style:text-line-through-type="none" style:font-name="Arial2" fo:letter-spacing="normal" fo:font-style="normal" style:text-underline-style="none" fo:font-weight="normal" style:font-style-asian="normal" style:font-weight-asian="normal" style:font-name-complex="Tahoma1" style:font-style-complex="normal" style:font-weight-complex="normal"/>
    </style:style>
    <style:style style:name="MT4" style:family="text">
      <style:text-properties fo:color="#ffffff" style:text-line-through-style="none" style:text-line-through-type="none" style:font-name="Arial2" fo:font-size="24pt" fo:letter-spacing="normal" fo:font-style="normal" style:text-underline-style="none" fo:font-weight="bold" style:font-size-asian="24pt" style:font-style-asian="normal" style:font-weight-asian="bold" style:font-name-complex="Tahoma1" style:font-size-complex="2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3</text:page-number></text:span></text:p>
        </draw:text-box>
      </draw:frame>
    </style:handout-master>
    <style:master-page style:name="Titelfolie" style:page-layout-name="PM1" draw:style-name="Mdp1">
      <draw:custom-shape draw:name="Rectangle 13" draw:style-name="Mgr3" draw:text-style-name="MP3" draw:layer="backgroundobjects" drawooo:display="printer" svg:width="24.006cm" svg:height="3.002cm" svg:x="0.697cm" svg:y="1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3" draw:layer="backgroundobjects" drawooo:display="printer" svg:width="24.006cm" svg:height="0.4cm" svg:x="0.697cm" svg:y="0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4" draw:layer="backgroundobjects" drawooo:display="printer" svg:width="5.202cm" svg:height="2.199cm" svg:x="19.91cm" svg:y="1.424cm">
        <draw:image xlink:href="Pictures/10000201000001DD000000BFAF80C942.png" xlink:type="simple" xlink:show="embed" xlink:actuate="onLoad">
          <text:p/>
        </draw:image>
      </draw:frame>
      <draw:line draw:name="Line 14" draw:style-name="Mgr6" draw:text-style-name="MP3" draw:layer="backgroundobjects" drawooo:display="printer" svg:x1="0.696cm" svg:y1="4.026cm" svg:x2="24.698cm" svg:y2="4.026cm">
        <text:p/>
      </draw:line>
      <draw:custom-shape draw:name="Rectangle 16" draw:style-name="Mgr7" draw:text-style-name="MP3" draw:layer="backgroundobjects" drawooo:display="printer" svg:width="24.001cm" svg:height="0.039cm" svg:x="0.697cm" svg:y="1.0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5" draw:style-name="Mgr6" draw:text-style-name="MP3" draw:layer="backgroundobjects" drawooo:display="printer" svg:x1="0.701cm" svg:y1="17.66cm" svg:x2="24.703cm" svg:y2="17.66cm">
        <text:p/>
      </draw:line>
      <draw:custom-shape draw:name="Fußzeilenplatzhalter 3" draw:style-name="Mgr8" draw:text-style-name="MP3" draw:layer="backgroundobjects" drawooo:display="printer" svg:width="20.002cm" svg:height="0.643cm" svg:x="0.701cm" svg:y="18.027cm">
        <text:p text:style-name="MP5"><text:span text:style-name="MT2"><text:date style:data-style-name="D1" text:date-value="2014-07-01">01.07.14</text:date></text:span><text:span text:style-name="MT2"> <text:s/>| <text:s/>Fachbereich BBBBB <text:s/>| <text:s/>Institut AAAA <text:s/>| <text:s/>Prof. TTTTTT <text:s/>| <text:s/></text:span><text:span text:style-name="MT2"><text:page-number>3</text:page-number></text:span></text:p>
        <text:p text:style-name="MP5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2" draw:style-name="Mgr9" draw:text-style-name="MP3" draw:layer="backgroundobjects" drawooo:display="printer" svg:width="2.998cm" svg:height="1.203cm" svg:x="21.705cm" svg:y="17.859cm">
        <text:p text:style-name="MP6"><text:span text:style-name="MT3">Sublog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" draw:style-name="Mgr10" draw:text-style-name="MP3" draw:layer="backgroundobjects" svg:width="24.006cm" svg:height="3.977cm" svg:x="0.697cm" svg:y="1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3" draw:layer="backgroundobjects" svg:width="24.006cm" svg:height="0.4cm" svg:x="0.697cm" svg:y="0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4" draw:layer="backgroundobjects" svg:width="5.202cm" svg:height="2.199cm" svg:x="19.923cm" svg:y="1.826cm">
        <draw:image xlink:href="Pictures/10000201000001DD000000BFAF80C942.png" xlink:type="simple" xlink:show="embed" xlink:actuate="onLoad">
          <text:p/>
        </draw:image>
      </draw:frame>
      <draw:line draw:name="Line 15" draw:style-name="Mgr6" draw:text-style-name="MP3" draw:layer="backgroundobjects" svg:x1="0.701cm" svg:y1="17.66cm" svg:x2="24.703cm" svg:y2="17.66cm">
        <text:p/>
      </draw:line>
      <draw:custom-shape draw:name="Rectangle 18" draw:style-name="Mgr7" draw:text-style-name="MP3" draw:layer="backgroundobjects" svg:width="24.001cm" svg:height="0.039cm" svg:x="0.697cm" svg:y="1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9" draw:style-name="Mgr7" draw:text-style-name="MP3" draw:layer="backgroundobjects" svg:width="24.001cm" svg:height="0.021cm" svg:x="0.697cm" svg:y="5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1" presentation:style-name="Mpr1" draw:text-style-name="MP3" draw:layer="backgroundobjects" svg:width="18.449cm" svg:height="2.327cm" svg:x="0.997cm" svg:y="1.358cm" presentation:class="title" presentation:user-transformed="true">
        <draw:text-box>
          <text:p text:style-name="MP7"><text:span text:style-name="MT4">Klicken Sie, um das Format des Titeltextes zu bearbeitenTitelmasterformat durch Klicken bearbeiten</text:span></text:p>
        </draw:text-box>
      </draw:frame>
      <draw:custom-shape draw:name="Fußzeilenplatzhalter 3" draw:style-name="Mgr8" draw:text-style-name="MP3" draw:layer="backgroundobjects" svg:width="20.002cm" svg:height="0.643cm" svg:x="0.701cm" svg:y="18.027cm">
        <text:p text:style-name="MP5"><text:span text:style-name="MT2"><text:date style:data-style-name="D1" text:date-value="2014-07-01">01.07.14</text:date></text:span><text:span text:style-name="MT2"> <text:s/>| <text:s/>HCS 2014 | Gruppe 122 <text:s/>| <text:s/></text:span><text:span text:style-name="MT2"><text:page-number>3</text:page-number></text:span></text:p>
        <text:p text:style-name="MP5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elfolie-outline1" draw:layer="backgroundobjects" svg:width="22.351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7-01T00:19:38.831000000</dc:date>
    <meta:generator>LibreOffice/4.2.4.2$Windows_x86 LibreOffice_project/63150712c6d317d27ce2db16eb94c2f3d7b699f8</meta:generator>
    <meta:editing-duration>P0D</meta:editing-duration>
    <meta:editing-cycles>2</meta:editing-cycles>
    <meta:document-statistic meta:object-count="59"/>
  </office:meta>
</office:document-meta>
</file>